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2.124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.68cm" svg:height="1.602cm" svg:x="13.249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9cm" svg:height="0.645cm" svg:x="14.9cm" svg:y="7.7cm">
          <draw:text-box>
            <text:p text:style-name="P2"><text:span text:style-name="T1">Compilazione form errata?</text:span></text:p>
          </draw:text-box>
        </draw:frame>
        <draw:custom-shape draw:style-name="gr3" draw:text-style-name="P3" xml:id="id2" draw:id="id2" draw:layer="layout" svg:width="6.218cm" svg:height="2.63cm" svg:x="11cm" svg:y="4.605cm">
          <text:p text:style-name="P1"><text:span text:style-name="T1"><text:s/></text:span><text:span text:style-name="T2">Gestione Ut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1.016cm" svg:y1="5.539cm" svg:x2="17.234cm" svg:y2="5.539cm">
          <text:p/>
        </draw:line>
        <draw:custom-shape draw:style-name="gr5" draw:text-style-name="P1" draw:layer="layout" svg:width="1.45cm" svg:height="1.45cm" svg:x="13.4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4.089cm" svg:y1="3.002cm" svg:x2="14.109cm" svg:y2="4.605cm" draw:start-shape="id1" draw:start-glue-point="8" draw:end-shape="id2" svg:d="M14089 3002c0 1203 20 402 20 1603" svg:viewBox="0 0 21 1604">
          <text:p/>
        </draw:connector>
        <draw:custom-shape draw:style-name="gr7" draw:text-style-name="P1" xml:id="id4" draw:id="id4" draw:layer="layout" svg:width="1.9cm" svg:height="1.9cm" svg:x="13.2cm" svg:y="9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1" xml:id="id3" draw:id="id3" draw:layer="layout" draw:type="curve" svg:x1="17.218cm" svg:y1="5.92cm" svg:x2="17.254cm" svg:y2="7.684cm" draw:start-shape="id2" draw:start-glue-point="1" svg:d="M17218 5920c753 0 735 1764 36 1764" svg:viewBox="0 0 564 1765">
          <text:p/>
        </draw:connector>
        <draw:connector draw:style-name="gr6" draw:text-style-name="P1" draw:layer="layout" draw:type="curve" draw:line-skew="-0.474cm" svg:x1="17.254cm" svg:y1="7.684cm" svg:x2="14.109cm" svg:y2="7.235cm" draw:start-shape="id3" draw:start-glue-point="3" draw:end-shape="id2" draw:end-glue-point="2" svg:d="M17254 7684c0 40-3145 265-3145-449" svg:viewBox="0 0 3146 515">
          <text:p/>
        </draw:connector>
        <draw:connector draw:style-name="gr6" draw:text-style-name="P1" draw:layer="layout" draw:type="curve" svg:x1="14.109cm" svg:y1="7.235cm" svg:x2="14.15cm" svg:y2="9.4cm" draw:start-shape="id2" draw:end-shape="id4" draw:end-glue-point="4" svg:d="M14109 7235c0 1624 41 542 41 2165" svg:viewBox="0 0 42 21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9T10:55:02.567000000</dc:date>
    <meta:editing-duration>PT3M21S</meta:editing-duration>
    <meta:editing-cycles>3</meta:editing-cycles>
    <meta:generator>LibreOffice/4.2.2.1$Windows_x86 LibreOffice_project/3be8cda0bddd8e430d8cda1ebfd581265cca5a0f</meta:generator>
    <meta:document-statistic meta:object-count="10"/>
  </office:meta>
</office:document-meta>
</file>